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OpenSymbol" svg:font-family="OpenSymbol" style:font-family-generic="system"/>
    <style:font-face style:name="Source Sans Pro" svg:font-family="Source Sans Pro" style:font-family-generic="system"/>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2" style:master-page-name="MP0" style:family="paragraph">
      <style:paragraph-properties fo:break-before="page"/>
    </style:style>
    <style:style style:name="P2" style:parent-style-name="Standard" style:family="paragraph">
      <style:text-properties style:font-name="Source Sans Pro" fo:font-weight="bold" style:font-weight-asian="bold"/>
    </style:style>
    <style:style style:name="P3" style:parent-style-name="Standard" style:family="paragraph">
      <style:text-properties style:font-name="Source Sans Pro" fo:font-weight="bold" style:font-weight-asian="bold" fo:color="#191919"/>
    </style:style>
    <style:style style:name="T4" style:parent-style-name="DefaultParagraphFont" style:family="text">
      <style:text-properties fo:color="#191919"/>
    </style:style>
    <style:style style:name="T5" style:parent-style-name="DefaultParagraphFont" style:family="text">
      <style:text-properties fo:color="#191919"/>
    </style:style>
    <style:style style:name="P6" style:parent-style-name="Standard" style:family="paragraph">
      <style:text-properties style:font-name="Source Sans Pro" fo:font-weight="bold" style:font-weight-asian="bold" fo:color="#191919"/>
    </style:style>
    <style:style style:name="P7" style:parent-style-name="Standard" style:family="paragraph">
      <style:text-properties fo:color="#191919"/>
    </style:style>
    <style:style style:name="P8" style:parent-style-name="Standard" style:family="paragraph">
      <style:text-properties fo:color="#191919"/>
    </style:style>
    <style:style style:name="P9" style:parent-style-name="Standard" style:family="paragraph">
      <style:text-properties fo:color="#191919"/>
    </style:style>
    <style:style style:name="P10" style:parent-style-name="Standard" style:family="paragraph">
      <style:text-properties fo:color="#191919"/>
    </style:style>
    <style:style style:name="P11" style:parent-style-name="Standard" style:family="paragraph">
      <style:text-properties fo:color="#191919"/>
    </style:style>
    <style:style style:name="P12" style:parent-style-name="Standard" style:family="paragraph">
      <style:text-properties fo:color="#191919"/>
    </style:style>
    <style:style style:name="P13" style:parent-style-name="Standard" style:family="paragraph">
      <style:text-properties fo:color="#191919"/>
    </style:style>
    <style:style style:name="P14" style:parent-style-name="Standard" style:family="paragraph">
      <style:text-properties style:font-name="Source Sans Pro" fo:font-weight="bold" style:font-weight-asian="bold" fo:color="#191919"/>
    </style:style>
    <style:style style:name="P15" style:parent-style-name="Standard" style:family="paragraph">
      <style:text-properties style:font-name="Source Sans Pro" fo:color="#191919"/>
    </style:style>
    <style:style style:name="P16" style:parent-style-name="Standard" style:family="paragraph">
      <style:text-properties style:font-name="Source Sans Pro" fo:font-weight="bold" style:font-weight-asian="bold" fo:color="#191919"/>
    </style:style>
  </office:automatic-styles>
  <office:body>
    <office:text text:use-soft-page-breaks="true">
      <text:h text:style-name="P1" text:outline-level="2"><text:a xlink:href="http://www.jdsupra.com/legalnews/time-to-apply-a-risk-based-approach-to-i-12244/" office:target-frame-name="_top" xlink:show="replace">http://www.jdsupra.com/legalnews/time-to-apply-a-risk-based-approach-to-i-12244</text:a></text:h>
      <text:p text:style-name="Standard"/>
      <text:h text:style-name="Heading2" text:outline-level="2"><text:a xlink:href="http://www.networkworld.com/article/2872105/cisco-subnet/information-security-tops-the-list-of-business-initiatives-driving-2015-it-spending.html" office:target-frame-name="_top" xlink:show="replace">http://www.networkworld.com/article/2872105/cisco-subnet/information-security-tops-the-list-of-business-initiatives-driving-2015-it-spending.html</text:a></text:h>
      <text:p text:style-name="Standard"/>
      <text:h text:style-name="Heading2" text:outline-level="2"><text:a xlink:href="https://www.tnwinc.com/products-services/ethics-compliance-elearning/security-awareness-training/?utm_source=Blog&amp;utm_medium=Blog&amp;utm_content=Apply%20A%20Risk-Based%20Approach%20To%20Information%20Security%20Training&amp;utm_campaign=Blog%20-%20Apply%20A%20Risk-Based%20Approach%20To%20Information%20Security%20Training" office:target-frame-name="_top" xlink:show="replace"><text:span text:style-name="Hyperlink">https://www.tnwinc.com/products-services/ethics-compliance-elearning/security-awareness-training/?utm_source=Blog&amp;utm_medium=Blog&amp;utm_content=Apply%20A%20Risk-Based%20Approach%20To%20Information%20Security%20Training&amp;utm_campaign=Blog%20-%20Apply%20A%20Risk-Based%20Approach%20To%20Information%20Security%20Training</text:span></text:a></text:h>
      <text:p text:style-name="Standard"/>
      <text:list text:style-name="LFO1" text:continue-numbering="true">
        <text:list-item>
          <text:p text:style-name="P2">What is a "risk based approach"in information security?</text:p>
        </text:list-item>
      </text:list>
      <text:p text:style-name="Standard">You identify your high risk areas – like information security – and designate your resources to mitigate those risks. You zero in on the highest risks, the ones that would have the greatest impact if they occurred. Once you’ve identified the highest risk areas you’ll want to investigate whether you have current policies in place, how recently they’ve been updated and whether you can track employee training certifications. You might also consider conducting employee surveys to get a pulse on how seriously your employees are thinking about the training, and whether you culture supports information security.</text:p>
      <text:p text:style-name="Standard"/>
      <text:list text:style-name="LFO1" text:continue-numbering="true">
        <text:list-item>
          <text:p text:style-name="P3">What initiative got the highest rating that will drive IT spending over for 2014 and 2015?</text:p>
        </text:list-item>
      </text:list>
      <text:p text:style-name="Textbody"><text:span text:style-name="T4">In 2014, the top initiative was<text:s/></text:span>“cost cutting initiatives.” But in 2015, <text:s/><text:span text:style-name="T5">the<text:s/></text:span>“security/IT risk management initiatives” rose to the top.</text:p>
      <text:list text:style-name="LFO1" text:continue-numbering="true">
        <text:list-item>
          <text:p text:style-name="P6">What seems to be a big problem in end user(employees) security?</text:p>
        </text:list-item>
      </text:list>
      <text:p text:style-name="P7">End users choose to violate security policy since they perceive their gain will outweigh the risk. At least five perceptions lend to reasons why this happens<text:s/>and will continue:</text:p>
      <text:p text:style-name="P8">1) There are no policies in place, at least none that they know of. Until policies are presented to the personnel, it will remain in a binder and not be read or they will just be ignored.</text:p>
      <text:p text:style-name="P9">2) You haven't explained it to them, in their terms. They may need to be shown what to do and not to do. They may need to have explained the reasons for the security policies and the impact of a security breach will have the business.</text:p>
      <text:p text:style-name="P10">3) Executives should lead by example but they don't. They rarely follow the same security policies that everyone else does. That is readily evident with thier mobile devices. Most people don't have the courage to stand up to direct them.</text:p>
      <text:p text:style-name="P11">4) They believe it is not their concern. That it is the job of the IT department to protect them. They don't believe</text:p>
      <text:p text:style-name="P12">5) They know the policy won't be enforced. They perceive and choose ignore the potential of more than risk of damage thier perceived <text:s/>seem to know about or understand the company's security policy. It may be because they are<text:s/>not receiving the training they need/</text:p>
      <text:p text:style-name="P13"/>
      <text:list text:style-name="LFO1" text:continue-numbering="true">
        <text:list-item>
          <text:p text:style-name="P14">Which one of the 5 reasons policys arn't being implemented seems to cause the most damage? Which one would cause the lease damage?</text:p>
        </text:list-item>
      </text:list>
      <text:p text:style-name="P15"/>
      <text:list text:style-name="LFO1" text:continue-numbering="true">
        <text:list-item>
          <text:p text:style-name="P16">Have you learned anything from these articles? Please explain or if you haven't<text:s/>please explain the knowledge you already have about the issue.</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OpenSymbol" svg:font-family="OpenSymbol" style:font-family-generic="system"/>
    <style:font-face style:name="Source Sans Pro" svg:font-family="Source Sans Pro"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min</dc:creator>
    <meta:creation-date>2009-04-16T11:32:00Z</meta:creation-date>
    <dc:date>2015-02-19T17:15:00Z</dc:date>
    <meta:template xlink:href="Normal.dotm" xlink:type="simple"/>
    <meta:editing-cycles>16</meta:editing-cycles>
    <meta:editing-duration>PT5640S</meta:editing-duration>
    <meta:user-defined meta:name="Info 1"/>
    <meta:user-defined meta:name="Info 2"/>
    <meta:user-defined meta:name="Info 3"/>
    <meta:user-defined meta:name="Info 4"/>
    <meta:document-statistic meta:page-count="1" meta:paragraph-count="7" meta:word-count="536" meta:character-count="3588" meta:row-count="25" meta:non-whitespace-character-count="3059"/>
  </office:meta>
</office:document-meta>
</file>